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0.5pt" style:font-size-complex="10.5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8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<text:span text:style-name="T1">__:__ </text:span><text:span text:style-name="T2">Monday</text:span><text:span text:style-name="T3"> __:__</text:span></text:p>
          </table:table-cell>
          <table:table-cell table:style-name="ce1" office:value-type="string" calcext:value-type="string">
            <text:p><text:span text:style-name="T1">__:__</text:span><text:span text:style-name="T2">Tuesday</text:span><text:span text:style-name="T3"> __:__</text:span></text:p>
          </table:table-cell>
          <table:table-cell table:style-name="ce1" office:value-type="string" calcext:value-type="string">
            <text:p><text:span text:style-name="T1">__:__ </text:span><text:span text:style-name="T2">Fri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Saturday </text:span><text:span text:style-name="T3">__:__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<text:span text:style-name="T1">__:__ </text:span><text:span text:style-name="T2">Wednes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Thursday </text:span><text:span text:style-name="T3">__:__</text:span></text:p>
          </table:table-cell>
          <table:table-cell table:style-name="ce1" office:value-type="string" calcext:value-type="string">
            <text:p><text:span text:style-name="T7">Sun</text:span><text:span text:style-name="T8">day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" table:number-columns-repeated="3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3"/>
        </table:table-row>
        <table:table-row table:style-name="ro2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2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11:02:16.8865363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5-23T11:02:50.496582937</dc:date>
    <meta:editing-duration>PT2H43M29S</meta:editing-duration>
    <meta:editing-cycles>25</meta:editing-cycles>
    <meta:generator>LibreOffice/6.4.7.2$Linux_X86_64 LibreOffice_project/40$Build-2</meta:generator>
    <meta:document-statistic meta:table-count="1" meta:cell-count="76" meta:object-count="0"/>
  </office:meta>
</office:document-meta>
</file>